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227" officeooo:paragraph-rsid="00091227"/>
    </style:style>
    <style:style style:name="P2" style:family="paragraph" style:parent-style-name="Standard">
      <style:text-properties officeooo:rsid="0009b8a1" officeooo:paragraph-rsid="0009b8a1"/>
    </style:style>
    <style:style style:name="T1" style:family="text">
      <style:text-properties officeooo:rsid="0009c54a"/>
    </style:style>
    <style:style style:name="T2" style:family="text">
      <style:text-properties officeooo:rsid="000b771b"/>
    </style:style>
    <style:style style:name="T3" style:family="text">
      <style:text-properties officeooo:rsid="000d4eab"/>
    </style:style>
    <style:style style:name="T4" style:family="text">
      <style:text-properties officeooo:rsid="000e3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iele</text:p>
      <text:p text:style-name="P1"/>
      <text:p text:style-name="P2">Verwandte Arbeiten</text:p>
      <text:p text:style-name="P2"/>
      <text:p text:style-name="P2">Reported speech</text:p>
      <text:p text:style-name="P2">- <text:span text:style-name="T1">Arten</text:span></text:p>
      <text:p text:style-name="P2">- <text:span text:style-name="T3">Direkt / Indirekt</text:span></text:p>
      <text:p text:style-name="P2">- <text:span text:style-name="T3">Syntactic / Floating</text:span><text:span text:style-name="T4">4</text:span></text:p>
      <text:p text:style-name="P2">- <text:span text:style-name="T1">Warum wichtig</text:span></text:p>
      <text:p text:style-name="P2">- <text:span text:style-name="T2">Parsing mit Syntax Trees</text:span></text:p>
      <text:p text:style-name="P1"/>
      <text:p text:style-name="P1">Methoden</text:p>
      <text:p text:style-name="P1">- <text:span text:style-name="T2">Geschlecht bestimmen</text:span></text:p>
      <text:p text:style-name="P1">- <text:span text:style-name="T3">Data Scraping</text:span></text:p>
      <text:p text:style-name="P1"/>
      <text:p text:style-name="P1">Resultate</text:p>
      <text:p text:style-name="P1"/>
      <text:p text:style-name="P1"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0:35:22.129515918</meta:creation-date>
    <meta:generator>LibreOffice/6.4.7.2$Linux_X86_64 LibreOffice_project/40$Build-2</meta:generator>
    <dc:date>2023-03-11T15:24:59.588112605</dc:date>
    <meta:editing-duration>PT2H38M12S</meta:editing-duration>
    <meta:editing-cycles>3</meta:editing-cycles>
    <meta:document-statistic meta:table-count="0" meta:image-count="0" meta:object-count="0" meta:page-count="1" meta:paragraph-count="13" meta:word-count="32" meta:character-count="188" meta:non-whitespace-character-count="169"/>
  </office:meta>
</office:document-meta>
</file>